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0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5">
      <number:year number:style="long"/>
      <number:text>-</number:text>
      <number:month number:style="long"/>
      <number:text>-</number:text>
      <number:day number:style="long"/>
      <number:text>T</number:text>
      <number:hours number:style="long"/>
      <number:text>:</number:text>
      <number:minutes number:style="long"/>
      <number:text>:</number:text>
      <number:seconds number:style="long"/>
    </number:date-style>
    <style:style style:name="ce1" style:family="table-cell" style:parent-style-name="Default" style:data-style-name="N75"/>
    <style:style style:name="ce2" style:family="table-cell" style:parent-style-name="Default">
      <style:table-cell-properties fo:background-color="#e8f2a1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R#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6-01-11T12:32:34" calcext:value-type="date">
            <text:p>2026-01-11T12:32:34</text:p>
          </table:table-cell>
          <table:table-cell office:value-type="float" office:value="0.575" calcext:value-type="float">
            <text:p>0.575</text:p>
          </table:table-cell>
          <table:table-cell table:formula="of:=IF([.$B3]=[.$B2];[.$D3]-[.$D2];&quot;&quot;)">
            <text:p/>
          </table:table-cell>
          <table:table-cell table:formula="of:=IF([.$B3]=[.$B2];([.$D3]-[.$D2])/[.$D2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6-01-11T12:37:18" calcext:value-type="date">
            <text:p>2026-01-11T12:37:18</text:p>
          </table:table-cell>
          <table:table-cell office:value-type="float" office:value="0.625" calcext:value-type="float">
            <text:p>0.625</text:p>
          </table:table-cell>
          <table:table-cell table:formula="of:=IF([.$B4]=[.$B3];[.$D4]-[.$D3];&quot;&quot;)" office:value-type="float" office:value="0.05" calcext:value-type="float">
            <text:p>0.05</text:p>
          </table:table-cell>
          <table:table-cell table:formula="of:=IF([.$B4]=[.$B3];([.$D4]-[.$D3])/[.$D3];&quot;&quot;)" office:value-type="float" office:value="0.0869565217391305" calcext:value-type="float">
            <text:p>0.0869565217391305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table:style-name="ce1" office:value-type="date" office:date-value="2026-01-11T12:39:09" calcext:value-type="date">
            <text:p>2026-01-11T12:39:09</text:p>
          </table:table-cell>
          <table:table-cell office:value-type="float" office:value="0.675" calcext:value-type="float">
            <text:p>0.675</text:p>
          </table:table-cell>
          <table:table-cell table:formula="of:=IF([.$B5]=[.$B4];[.$D5]-[.$D4];&quot;&quot;)">
            <text:p/>
          </table:table-cell>
          <table:table-cell table:formula="of:=IF([.$B5]=[.$B4];([.$D5]-[.$D4])/[.$D4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table:style-name="ce1" office:value-type="date" office:date-value="2026-01-11T12:42:03" calcext:value-type="date">
            <text:p>2026-01-11T12:42:03</text:p>
          </table:table-cell>
          <table:table-cell office:value-type="float" office:value="0.75" calcext:value-type="float">
            <text:p>0.75</text:p>
          </table:table-cell>
          <table:table-cell table:formula="of:=IF([.$B6]=[.$B5];[.$D6]-[.$D5];&quot;&quot;)" office:value-type="float" office:value="0.075" calcext:value-type="float">
            <text:p>0.075</text:p>
          </table:table-cell>
          <table:table-cell table:formula="of:=IF([.$B6]=[.$B5];([.$D6]-[.$D5])/[.$D5];&quot;&quot;)" office:value-type="float" office:value="0.111111111111111" calcext:value-type="float">
            <text:p>0.111111111111111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table:style-name="ce1" office:value-type="date" office:date-value="2026-01-11T12:58:26" calcext:value-type="date">
            <text:p>2026-01-11T12:58:26</text:p>
          </table:table-cell>
          <table:table-cell office:value-type="float" office:value="0.625" calcext:value-type="float">
            <text:p>0.625</text:p>
          </table:table-cell>
          <table:table-cell table:formula="of:=IF([.$B7]=[.$B6];[.$D7]-[.$D6];&quot;&quot;)">
            <text:p/>
          </table:table-cell>
          <table:table-cell table:formula="of:=IF([.$B7]=[.$B6];([.$D7]-[.$D6])/[.$D6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table:style-name="ce1" office:value-type="date" office:date-value="2026-01-11T12:59:03" calcext:value-type="date">
            <text:p>2026-01-11T12:59:03</text:p>
          </table:table-cell>
          <table:table-cell office:value-type="float" office:value="0.7" calcext:value-type="float">
            <text:p>0.7</text:p>
          </table:table-cell>
          <table:table-cell table:formula="of:=IF([.$B8]=[.$B7];[.$D8]-[.$D7];&quot;&quot;)" office:value-type="float" office:value="0.075" calcext:value-type="float">
            <text:p>0.075</text:p>
          </table:table-cell>
          <table:table-cell table:formula="of:=IF([.$B8]=[.$B7];([.$D8]-[.$D7])/[.$D7];&quot;&quot;)" office:value-type="float" office:value="0.12" calcext:value-type="float">
            <text:p>0.12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style-name="ce2" table:formula="of:=AVERAGEIF([.F3:.F8];&quot;&lt;&gt;&quot;;[.F3:.F8])" office:value-type="float" office:value="0.106022544283414" calcext:value-type="float">
            <text:p>0.106022544283414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DR#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ccuracy</text:p>
          </table:table-cell>
          <table:table-cell office:value-type="string" calcext:value-type="string">
            <text:p>absolute difference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6-01-11T21:55:33" calcext:value-type="date">
            <text:p>2026-01-11T21:55:33</text:p>
          </table:table-cell>
          <table:table-cell office:value-type="float" office:value="0.525" calcext:value-type="float">
            <text:p>0.525</text:p>
          </table:table-cell>
          <table:table-cell table:formula="of:=IF([.$B18]=[.$B17];[.$D18]-[.$D17];&quot;&quot;)">
            <text:p/>
          </table:table-cell>
          <table:table-cell table:formula="of:=IF([.$B18]=[.$B17];([.$D18]-[.$D17])/[.$D17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6-01-11T22:02:23" calcext:value-type="date">
            <text:p>2026-01-11T22:02:23</text:p>
          </table:table-cell>
          <table:table-cell office:value-type="float" office:value="0.875" calcext:value-type="float">
            <text:p>0.875</text:p>
          </table:table-cell>
          <table:table-cell table:formula="of:=IF([.$B19]=[.$B18];[.$D19]-[.$D18];&quot;&quot;)" office:value-type="float" office:value="0.35" calcext:value-type="float">
            <text:p>0.35</text:p>
          </table:table-cell>
          <table:table-cell table:formula="of:=IF([.$B19]=[.$B18];([.$D19]-[.$D18])/[.$D18];&quot;&quot;)" office:value-type="float" office:value="0.666666666666667" calcext:value-type="float">
            <text:p>0.666666666666667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table:style-name="ce1" office:value-type="date" office:date-value="2026-01-11T22:04:31" calcext:value-type="date">
            <text:p>2026-01-11T22:04:31</text:p>
          </table:table-cell>
          <table:table-cell office:value-type="float" office:value="0.8" calcext:value-type="float">
            <text:p>0.8</text:p>
          </table:table-cell>
          <table:table-cell table:formula="of:=IF([.$B20]=[.$B19];[.$D20]-[.$D19];&quot;&quot;)">
            <text:p/>
          </table:table-cell>
          <table:table-cell table:formula="of:=IF([.$B20]=[.$B19];([.$D20]-[.$D19])/[.$D19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table:style-name="ce1" office:value-type="date" office:date-value="2026-01-11T22:06:50" calcext:value-type="date">
            <text:p>2026-01-11T22:06:50</text:p>
          </table:table-cell>
          <table:table-cell office:value-type="float" office:value="0.95" calcext:value-type="float">
            <text:p>0.95</text:p>
          </table:table-cell>
          <table:table-cell table:formula="of:=IF([.$B21]=[.$B20];[.$D21]-[.$D20];&quot;&quot;)" office:value-type="float" office:value="0.15" calcext:value-type="float">
            <text:p>0.15</text:p>
          </table:table-cell>
          <table:table-cell table:formula="of:=IF([.$B21]=[.$B20];([.$D21]-[.$D20])/[.$D20];&quot;&quot;)" office:value-type="float" office:value="0.1875" calcext:value-type="float">
            <text:p>0.1875</text:p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table:style-name="ce1" office:value-type="date" office:date-value="2026-01-11T22:09:30" calcext:value-type="date">
            <text:p>2026-01-11T22:09:30</text:p>
          </table:table-cell>
          <table:table-cell office:value-type="float" office:value="0.6" calcext:value-type="float">
            <text:p>0.6</text:p>
          </table:table-cell>
          <table:table-cell table:formula="of:=IF([.$B22]=[.$B21];[.$D22]-[.$D21];&quot;&quot;)">
            <text:p/>
          </table:table-cell>
          <table:table-cell table:formula="of:=IF([.$B22]=[.$B21];([.$D22]-[.$D21])/[.$D21];&quot;&quot;)">
            <text:p/>
          </table:table-cell>
        </table:table-row>
        <table:table-row table:style-name="ro1">
          <table:table-cell/>
          <table:table-cell office:value-type="string" calcext:value-type="string">
            <text:p>#3</text:p>
          </table:table-cell>
          <table:table-cell table:style-name="ce1" office:value-type="date" office:date-value="2026-01-11T22:10:01" calcext:value-type="date">
            <text:p>2026-01-11T22:10:01</text:p>
          </table:table-cell>
          <table:table-cell office:value-type="float" office:value="0.875" calcext:value-type="float">
            <text:p>0.875</text:p>
          </table:table-cell>
          <table:table-cell table:formula="of:=IF([.$B23]=[.$B22];[.$D23]-[.$D22];&quot;&quot;)" office:value-type="float" office:value="0.275" calcext:value-type="float">
            <text:p>0.275</text:p>
          </table:table-cell>
          <table:table-cell table:formula="of:=IF([.$B23]=[.$B22];([.$D23]-[.$D22])/[.$D22];&quot;&quot;)" office:value-type="float" office:value="0.458333333333333" calcext:value-type="float">
            <text:p>0.458333333333333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style-name="ce2" table:formula="of:=AVERAGEIF([.F18:.F23];&quot;&lt;&gt;&quot;;[.F18:.F23])" office:value-type="float" office:value="0.4375" calcext:value-type="float">
            <text:p>0.4375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>
          <table:table-cell office:value-type="string" calcext:value-type="string">
            <text:p>SA#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tal entries</text:p>
          </table:table-cell>
          <table:table-cell office:value-type="string" calcext:value-type="string">
            <text:p>success rates &lt; 0.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5-11-27T13:13:44" calcext:value-type="date">
            <text:p>2025-11-27T13:13:44</text:p>
          </table:table-cell>
          <table:table-cell office:value-type="float" office:value="167" calcext:value-type="float">
            <text:p>167</text:p>
          </table:table-cell>
          <table:table-cell office:value-type="float" office:value="67" calcext:value-type="float">
            <text:p>67</text:p>
          </table:table-cell>
          <table:table-cell table:formula="of:=100/[.D33]*[.E33]" office:value-type="float" office:value="40.1197604790419" calcext:value-type="float">
            <text:p>40.1197604790419</text:p>
          </table:table-cell>
        </table:table-row>
        <table:table-row table:style-name="ro1">
          <table:table-cell/>
          <table:table-cell office:value-type="string" calcext:value-type="string">
            <text:p>#2</text:p>
          </table:table-cell>
          <table:table-cell table:style-name="ce1" office:value-type="date" office:date-value="2025-11-20T10:34:58" calcext:value-type="date">
            <text:p>2025-11-20T10:34:58</text:p>
          </table:table-cell>
          <table:table-cell office:value-type="float" office:value="106" calcext:value-type="float">
            <text:p>106</text:p>
          </table:table-cell>
          <table:table-cell office:value-type="float" office:value="48" calcext:value-type="float">
            <text:p>48</text:p>
          </table:table-cell>
          <table:table-cell table:formula="of:=100/[.D34]*[.E34]" office:value-type="float" office:value="45.2830188679245" calcext:value-type="float">
            <text:p>45.2830188679245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style-name="ce2" table:formula="of:=AVERAGE([.F33:.F34])" office:value-type="float" office:value="42.7013896734832" calcext:value-type="float">
            <text:p>42.7013896734832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SA#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tal entries</text:p>
          </table:table-cell>
          <table:table-cell office:value-type="string" calcext:value-type="string">
            <text:p>success rates &lt; 0.8</text:p>
          </table:table-cell>
          <table:table-cell office:value-type="string" calcext:value-type="string">
            <text:p>%</text:p>
          </table:table-cell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5-11-27T13:13:44" calcext:value-type="date">
            <text:p>2025-11-27T13:13:44</text:p>
          </table:table-cell>
          <table:table-cell office:value-type="float" office:value="81" calcext:value-type="float">
            <text:p>81</text:p>
          </table:table-cell>
          <table:table-cell office:value-type="float" office:value="52" calcext:value-type="float">
            <text:p>52</text:p>
          </table:table-cell>
          <table:table-cell table:formula="of:=100/[.D41]*[.E41]" office:value-type="float" office:value="64.1975308641975" calcext:value-type="float">
            <text:p>64.1975308641975</text:p>
          </table:table-cell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style-name="ce2" table:formula="of:=[.F41]" office:value-type="float" office:value="64.1975308641975" calcext:value-type="float">
            <text:p>64.1975308641975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RD#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run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total entries</text:p>
          </table:table-cell>
          <table:table-cell office:value-type="string" calcext:value-type="string">
            <text:p>success rate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#1</text:p>
          </table:table-cell>
          <table:table-cell table:style-name="ce1" office:value-type="date" office:date-value="2026-01-06T17:15:25" calcext:value-type="date">
            <text:p>2026-01-06T17:15:25</text:p>
          </table:table-cell>
          <table:table-cell office:value-type="float" office:value="213" calcext:value-type="float">
            <text:p>213</text:p>
          </table:table-cell>
          <table:table-cell office:value-type="float" office:value="169" calcext:value-type="float">
            <text:p>169</text:p>
          </table:table-cell>
          <table:table-cell table:formula="of:=100/[.D49]*[.E49]" office:value-type="float" office:value="79.3427230046948" calcext:value-type="float">
            <text:p>79.3427230046948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mean</text:p>
          </table:table-cell>
          <table:table-cell table:style-name="ce2" table:formula="of:=[.F49]" office:value-type="float" office:value="79.3427230046948" calcext:value-type="float">
            <text:p>79.3427230046948</text:p>
          </table:table-cell>
        </table:table-row>
        <table:table-row table:style-name="ro1" table:number-rows-repeated="5">
          <table:table-cell table:number-columns-repeated="6"/>
        </table:table-row>
        <table:table-row table:style-name="ro1" table:number-rows-repeated="14">
          <table:table-cell table:number-columns-repeated="2"/>
          <table:table-cell table:style-name="ce1"/>
          <table:table-cell table:number-columns-repeated="3"/>
        </table:table-row>
        <table:table-row table:style-name="ro1">
          <table:table-cell table:number-columns-repeated="2"/>
          <table:table-cell table:style-name="ce1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31">00/00/0000</text:date>, <text:time style:data-style-name="N2" text:time-value="09:00:58.8213898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26T16:28:48.898610300</meta:creation-date>
    <dc:date>2026-01-31T09:01:19.092552100</dc:date>
    <meta:editing-duration>PT9H57M20S</meta:editing-duration>
    <meta:editing-cycles>8</meta:editing-cycles>
    <meta:generator>LibreOffice/25.8.3.2$Windows_X86_64 LibreOffice_project/8ca8d55c161d602844f5428fa4b58097424e324e</meta:generator>
    <meta:document-statistic meta:table-count="1" meta:cell-count="119" meta:object-count="0"/>
  </office:meta>
</office:document-meta>
</file>